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trausberg">
      <style:table-properties table:display="true" style:writing-mode="lr-tb"/>
    </style:style>
    <style:style style:name="ta2" style:family="table" style:master-page-name="PageStyle_5f_Erkner">
      <style:table-properties table:display="true" style:writing-mode="lr-tb"/>
    </style:style>
    <style:style style:name="ta3" style:family="table" style:master-page-name="PageStyle_5f_Rüdersdorf_20_bei_20_Berlin">
      <style:table-properties table:display="true" style:writing-mode="lr-tb"/>
    </style:style>
    <style:style style:name="ta4" style:family="table" style:master-page-name="PageStyle_5f_Grünheide_20__28_Mark_29_">
      <style:table-properties table:display="true" style:writing-mode="lr-tb"/>
    </style:style>
    <style:style style:name="ta5" style:family="table" style:master-page-name="PageStyle_5f_Bocholt">
      <style:table-properties table:display="true" style:writing-mode="lr-tb"/>
    </style:style>
    <style:style style:name="ta6" style:family="table" style:master-page-name="PageStyle_5f_Zwickau">
      <style:table-properties table:display="true" style:writing-mode="lr-tb"/>
    </style:style>
    <style:style style:name="ta7" style:family="table" style:master-page-name="PageStyle_5f_Ingolstadt">
      <style:table-properties table:display="true" style:writing-mode="lr-tb"/>
    </style:style>
    <style:style style:name="ta8" style:family="table" style:master-page-name="PageStyle_5f_Kassel">
      <style:table-properties table:display="true" style:writing-mode="lr-tb"/>
    </style:style>
    <style:style style:name="ta9" style:family="table" style:master-page-name="PageStyle_5f_Ki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ausber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1.75" calcext:value-type="float">
            <text:p>1,7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2.2" calcext:value-type="float">
            <text:p>2,2</text:p>
          </table:table-cell>
          <table:table-cell office:value-type="float" office:value="30.6" calcext:value-type="float">
            <text:p>30,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10299.7" calcext:value-type="float">
            <text:p>10299,7</text:p>
          </table:table-cell>
          <table:table-cell office:value-type="float" office:value="12044.2" calcext:value-type="float">
            <text:p>12044,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kner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3.25" calcext:value-type="float">
            <text:p>3,25</text:p>
          </table:table-cell>
          <table:table-cell office:value-type="float" office:value="82.7" calcext:value-type="float">
            <text:p>82,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pfmotor</text:p>
          </table:table-cell>
          <table:table-cell office:value-type="string" calcext:value-type="string">
            <text:p>Dampf (zum Beispiel Prozesswärme)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70" calcext:value-type="float">
            <text:p>70</text:p>
          </table:table-cell>
          <table:table-cell office:value-type="float" office:value="126.7" calcext:value-type="float">
            <text:p>126,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dersdorf bei Berli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8.95" calcext:value-type="float">
            <text:p>8,95</text:p>
          </table:table-cell>
          <table:table-cell office:value-type="float" office:value="1185.4" calcext:value-type="float">
            <text:p>1185,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Industrieabfall</text:p>
          </table:table-cell>
          <table:table-cell office:value-type="float" office:value="35540" calcext:value-type="float">
            <text:p>3554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2004.7" calcext:value-type="float">
            <text:p>2004,7</text:p>
          </table:table-cell>
          <table:table-cell office:value-type="float" office:value="2254.5" calcext:value-type="float">
            <text:p>2254,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ünheide (Mark)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194.7" calcext:value-type="float">
            <text:p>194,7</text:p>
          </table:table-cell>
          <table:table-cell office:value-type="float" office:value="328.6" calcext:value-type="float">
            <text:p>328,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cholt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8.75" calcext:value-type="float">
            <text:p>8,75</text:p>
          </table:table-cell>
          <table:table-cell office:value-type="float" office:value="7.9" calcext:value-type="float">
            <text:p>7,9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,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Flüssigga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ohne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24.7" calcext:value-type="float">
            <text:p>24,7</text:p>
          </table:table-cell>
          <table:table-cell office:value-type="float" office:value="58.7" calcext:value-type="float">
            <text:p>58,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1" calcext:value-type="float">
            <text:p>1</text:p>
          </table:table-cell>
          <table:table-cell office:value-type="float" office:value="5.82" calcext:value-type="float">
            <text:p>5,8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Andere Gase</text:p>
          </table:table-cell>
          <table:table-cell office:value-type="float" office:value="10.5" calcext:value-type="float">
            <text:p>10,5</text:p>
          </table:table-cell>
          <table:table-cell office:value-type="float" office:value="24.5" calcext:value-type="float">
            <text:p>24,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186.5" calcext:value-type="float">
            <text:p>186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2925.8" calcext:value-type="float">
            <text:p>2925,8</text:p>
          </table:table-cell>
          <table:table-cell office:value-type="float" office:value="4657.2" calcext:value-type="float">
            <text:p>4657,2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Flüssiggas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1039.6" calcext:value-type="float">
            <text:p>1039,6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wickau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21.235" calcext:value-type="float">
            <text:p>21,235</text:p>
          </table:table-cell>
          <table:table-cell office:value-type="float" office:value="51.9" calcext:value-type="float">
            <text:p>51,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9.5" calcext:value-type="float">
            <text:p>9,5</text:p>
          </table:table-cell>
          <table:table-cell office:value-type="float" office:value="24.5" calcext:value-type="float">
            <text:p>24,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 (Organic Rankine Cycle)-Anlage</text:p>
          </table:table-cell>
          <table:table-cell office:value-type="string" calcext:value-type="string">
            <text:p>Andere Gase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12" calcext:value-type="float">
            <text:p>12</text:p>
          </table:table-cell>
          <table:table-cell office:value-type="float" office:value="54.7" calcext:value-type="float">
            <text:p>54,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Andere Mineralölprodukt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20314.1" calcext:value-type="float">
            <text:p>20314,1</text:p>
          </table:table-cell>
          <table:table-cell office:value-type="float" office:value="22719.3" calcext:value-type="float">
            <text:p>22719,3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6" calcext:value-type="float">
            <text:p>6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lstadt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18.26" calcext:value-type="float">
            <text:p>18,26</text:p>
          </table:table-cell>
          <table:table-cell office:value-type="float" office:value="167.205" calcext:value-type="float">
            <text:p>167,20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pfmotor</text:p>
          </table:table-cell>
          <table:table-cell office:value-type="string" calcext:value-type="string">
            <text:p>Erdgas, Erdölgas</text:p>
          </table:table-cell>
          <table:table-cell office:value-type="float" office:value="7.5" calcext:value-type="float">
            <text:p>7,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10207.76" calcext:value-type="float">
            <text:p>10207,76</text:p>
          </table:table-cell>
          <table:table-cell office:value-type="float" office:value="32025.5" calcext:value-type="float">
            <text:p>32025,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Abfall (Hausmüll, Siedl.abf.)</text:p>
          </table:table-cell>
          <table:table-cell office:value-type="float" office:value="32000" calcext:value-type="float">
            <text:p>32000</text:p>
          </table:table-cell>
          <table:table-cell office:value-type="float" office:value="60680" calcext:value-type="float">
            <text:p>6068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2.1" calcext:value-type="float">
            <text:p>2,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55048" calcext:value-type="float">
            <text:p>55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2348.4" calcext:value-type="float">
            <text:p>2348,4</text:p>
          </table:table-cell>
          <table:table-cell office:value-type="float" office:value="3541.82" calcext:value-type="float">
            <text:p>3541,82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230.3" calcext:value-type="float">
            <text:p>230,3</text:p>
          </table:table-cell>
          <table:table-cell office:value-type="float" office:value="5.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ssel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15.03" calcext:value-type="float">
            <text:p>15,03</text:p>
          </table:table-cell>
          <table:table-cell office:value-type="float" office:value="70.8" calcext:value-type="float">
            <text:p>70,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pfmotor</text:p>
          </table:table-cell>
          <table:table-cell office:value-type="string" calcext:value-type="string">
            <text:p>Erdgas, Erdölgas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42.5" calcext:value-type="float">
            <text:p>42,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nachgeschalteter Dampfturbine</text:p>
          </table:table-cell>
          <table:table-cell office:value-type="string" calcext:value-type="string">
            <text:p>Erdgas, Erdölgas</text:p>
          </table:table-cell>
          <table:table-cell office:value-type="float" office:value="57460" calcext:value-type="float">
            <text:p>57460</text:p>
          </table:table-cell>
          <table:table-cell office:value-type="float" office:value="110660" calcext:value-type="float">
            <text:p>11066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ohne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gendruckmaschine ohne Entnahme</text:p>
          </table:table-cell>
          <table:table-cell office:value-type="string" calcext:value-type="string">
            <text:p>Rohbraunkohlen</text:p>
          </table:table-cell>
          <table:table-cell office:value-type="float" office:value="38000" calcext:value-type="float">
            <text:p>38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Abfall (Hausmüll, Siedl.abf.)</text:p>
          </table:table-cell>
          <table:table-cell office:value-type="float" office:value="28200" calcext:value-type="float">
            <text:p>28200</text:p>
          </table:table-cell>
          <table:table-cell office:value-type="float" office:value="90000" calcext:value-type="float">
            <text:p>900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19.2" calcext:value-type="float">
            <text:p>19,2</text:p>
          </table:table-cell>
          <table:table-cell office:value-type="float" office:value="44.2" calcext:value-type="float">
            <text:p>44,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Andere Gase</text:p>
          </table:table-cell>
          <table:table-cell office:value-type="float" office:value="1791.5" calcext:value-type="float">
            <text:p>1791,5</text:p>
          </table:table-cell>
          <table:table-cell office:value-type="float" office:value="2030.8" calcext:value-type="float">
            <text:p>2030,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7307.77" calcext:value-type="float">
            <text:p>7307,77</text:p>
          </table:table-cell>
          <table:table-cell office:value-type="float" office:value="11801.3" calcext:value-type="float">
            <text:p>11801,3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Flüssiggas</text:p>
          </table:table-cell>
          <table:table-cell office:value-type="float" office:value="5.5" calcext:value-type="float">
            <text:p>5,5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7054.5" calcext:value-type="float">
            <text:p>7054,5</text:p>
          </table:table-cell>
          <table:table-cell office:value-type="float" office:value="30.9" calcext:value-type="float">
            <text:p>30,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stoffzelle</text:p>
          </table:table-cell>
          <table:table-cell office:value-type="string" calcext:value-type="string">
            <text:p>Erdgas, Erdölgas</text:p>
          </table:table-cell>
          <table:table-cell office:value-type="float" office:value="15.205" calcext:value-type="float">
            <text:p>15,205</text:p>
          </table:table-cell>
          <table:table-cell office:value-type="float" office:value="24.35" calcext:value-type="float">
            <text:p>24,3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mit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22629.5" calcext:value-type="float">
            <text:p>22629,5</text:p>
          </table:table-cell>
          <table:table-cell office:value-type="float" office:value="165743.5" calcext:value-type="float">
            <text:p>165743,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urbinen ohne Abhitzekessel</text:p>
          </table:table-cell>
          <table:table-cell office:value-type="string" calcext:value-type="string">
            <text:p>Erdgas, Erdölgas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gendruckmaschine mit Entnahme</text:p>
          </table:table-cell>
          <table:table-cell office:value-type="string" calcext:value-type="string">
            <text:p>Abfall (Hausmüll, Siedl.abf.)</text:p>
          </table:table-cell>
          <table:table-cell office:value-type="float" office:value="6200" calcext:value-type="float">
            <text:p>6200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Erdgas, Erdölga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rlingmotor</text:p>
          </table:table-cell>
          <table:table-cell office:value-type="string" calcext:value-type="string">
            <text:p>Erdgas, Erdölgas</text:p>
          </table:table-cell>
          <table:table-cell office:value-type="float" office:value="13" calcext:value-type="float">
            <text:p>13</text:p>
          </table:table-cell>
          <table:table-cell office:value-type="float" office:value="31.9" calcext:value-type="float">
            <text:p>31,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Andere Gase</text:p>
          </table:table-cell>
          <table:table-cell office:value-type="float" office:value="5.5" calcext:value-type="float">
            <text:p>5,5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ieselkraftstoff</text:p>
          </table:table-cell>
          <table:table-cell office:value-type="float" office:value="3132" calcext:value-type="float">
            <text:p>3132</text:p>
          </table:table-cell>
          <table:table-cell office:value-type="float" office:value="201645" calcext:value-type="float">
            <text:p>2016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Erdgas, Erdölgas</text:p>
          </table:table-cell>
          <table:table-cell office:value-type="float" office:value="194611.9" calcext:value-type="float">
            <text:p>194611,9</text:p>
          </table:table-cell>
          <table:table-cell office:value-type="float" office:value="4038804.2" calcext:value-type="float">
            <text:p>4038804,2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Flüssiggas</text:p>
          </table:table-cell>
          <table:table-cell office:value-type="float" office:value="5.18" calcext:value-type="float">
            <text:p>5,18</text:p>
          </table:table-cell>
          <table:table-cell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Heizöl, leicht</text:p>
          </table:table-cell>
          <table:table-cell office:value-type="float" office:value="1565" calcext:value-type="float">
            <text:p>15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Zwickau" style:display-name="PageStyle_Zwick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rausberg" style:display-name="PageStyle_Strausber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üdersdorf_20_bei_20_Berlin" style:display-name="PageStyle_Rüdersdorf bei Berl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el" style:display-name="PageStyle_Ki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ssel" style:display-name="PageStyle_Kass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cholt" style:display-name="PageStyle_Bocho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ünheide_20__28_Mark_29_" style:display-name="PageStyle_Grünheide (Mark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golstadt" style:display-name="PageStyle_Ingolstad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rkner" style:display-name="PageStyle_Erkn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9-23T10:34:11</meta:creation-date>
    <dc:date>2024-09-23T10:34:11</dc:date>
    <meta:generator>LibreOffice/7.3.7.2$Linux_X86_64 LibreOffice_project/30$Build-2</meta:generator>
    <meta:document-statistic meta:table-count="9" meta:cell-count="380" meta:object-count="0"/>
    <meta:user-defined meta:name="AppVersion">3.1.4</meta:user-defined>
  </office:meta>
</office:document-meta>
</file>